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Open Baskerville 0.0.751" svg:font-family="'Open Baskerville 0.0.75'"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3728d" officeooo:paragraph-rsid="0003728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3728d"/>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03f585"/>
    </style:style>
    <style:style style:name="P6" style:family="paragraph" style:parent-style-name="Text_20_body">
      <style:text-properties officeooo:paragraph-rsid="0003f585"/>
    </style:style>
    <style:style style:name="P7" style:family="paragraph" style:parent-style-name="Text_20_body">
      <style:text-properties officeooo:paragraph-rsid="000547cf"/>
    </style:style>
    <style:style style:name="P8" style:family="paragraph" style:parent-style-name="Text_20_body">
      <style:text-properties officeooo:rsid="000d7cc5" officeooo:paragraph-rsid="0006aef5"/>
    </style:style>
    <style:style style:name="P9" style:family="paragraph" style:parent-style-name="Text_20_body">
      <style:text-properties officeooo:paragraph-rsid="0006aef5"/>
    </style:style>
    <style:style style:name="P10" style:family="paragraph" style:list-style-name="L1"/>
    <style:style style:name="P11" style:family="paragraph" style:parent-style-name="Text_20_body">
      <style:paragraph-properties fo:text-align="start" style:justify-single-word="false" style:writing-mode="lr-tb"/>
      <style:text-properties officeooo:paragraph-rsid="000547cf"/>
    </style:style>
    <style:style style:name="P12" style:family="paragraph" style:parent-style-name="Text_20_body">
      <style:paragraph-properties style:writing-mode="lr-tb"/>
      <style:text-properties officeooo:paragraph-rsid="000547cf"/>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ext-properties officeooo:rsid="00119590" officeooo:paragraph-rsid="0006aef5"/>
    </style:style>
    <style:style style:name="P16" style:family="paragraph" style:parent-style-name="Standard">
      <style:text-properties officeooo:rsid="00119590" officeooo:paragraph-rsid="0006aef5"/>
    </style:style>
    <style:style style:name="P17" style:family="paragraph" style:parent-style-name="Standard">
      <style:text-properties officeooo:rsid="00112314" officeooo:paragraph-rsid="0006aef5"/>
    </style:style>
    <style:style style:name="P18" style:family="paragraph" style:parent-style-name="Contents_20_Heading">
      <style:text-properties fo:font-size="13pt" style:font-size-asian="13pt" style:font-size-complex="13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1">
      <style:paragraph-properties fo:break-before="page"/>
      <style:text-properties officeooo:paragraph-rsid="0003f585"/>
    </style:style>
    <style:style style:name="P22" style:family="paragraph" style:parent-style-name="Heading_20_1">
      <style:paragraph-properties fo:break-before="page"/>
      <style:text-properties officeooo:paragraph-rsid="000547cf"/>
    </style:style>
    <style:style style:name="P23" style:family="paragraph" style:parent-style-name="Heading_20_1">
      <style:paragraph-properties fo:break-before="page"/>
      <style:text-properties officeooo:rsid="000547cf" officeooo:paragraph-rsid="000547cf"/>
    </style:style>
    <style:style style:name="P24" style:family="paragraph" style:parent-style-name="Title">
      <style:text-properties officeooo:rsid="0003728d" officeooo:paragraph-rsid="0003728d"/>
    </style:style>
    <style:style style:name="P25" style:family="paragraph" style:parent-style-name="Heading_20_2">
      <style:text-properties officeooo:paragraph-rsid="0003f585"/>
    </style:style>
    <style:style style:name="P26" style:family="paragraph" style:parent-style-name="Heading_20_2">
      <style:text-properties officeooo:paragraph-rsid="000547cf"/>
    </style:style>
    <style:style style:name="P27" style:family="paragraph">
      <style:paragraph-properties fo:break-before="page"/>
    </style:style>
    <style:style style:name="P28" style:family="paragraph" style:parent-style-name="Heading_20_2">
      <style:paragraph-properties fo:break-before="page"/>
      <style:text-properties officeooo:paragraph-rsid="0006aef5"/>
    </style:style>
    <style:style style:name="P29" style:family="paragraph">
      <style:paragraph-properties fo:text-align="center"/>
    </style:style>
    <style:style style:name="T1" style:family="text">
      <style:text-properties fo:language="en" fo:country="GB"/>
    </style:style>
    <style:style style:name="T2" style:family="text">
      <style:text-properties fo:language="nl" fo:country="NL"/>
    </style:style>
    <style:style style:name="T3" style:family="text">
      <style:text-properties officeooo:rsid="000e9af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draw:line text:anchor-type="paragraph" draw:z-index="0" draw:style-name="gr1" draw:text-style-name="P29" svg:x1="0.6047in" svg:y1="0.248in" svg:x2="6.0122in" svg:y2="0.248in"><text:p/></draw:line><draw:line text:anchor-type="paragraph" draw:z-index="1" draw:style-name="gr2" draw:text-style-name="P29" svg:x1="0.6047in" svg:y1="1.3173in" svg:x2="6.0122in" svg:y2="1.3173in"><text:p/></draw:line></text:p>
      <text:p text:style-name="P14"/>
      <text:p text:style-name="P24">Software Design</text:p>
      <text:p text:style-name="P1"/>
      <text:p text:style-name="P1"/>
      <text:p text:style-name="P1"><text:date style:data-style-name="N81" text:date-value="2015-03-25T15:04:11.452126353" text:fixed="true">25. March 2015</text:date></text:p>
      <text:p text:style-name="P1">2IO70</text:p>
      <text:p text:style-name="P1"/>
      <text:p text:style-name="P1"/>
      <text:p text:style-name="P1"/>
      <text:p text:style-name="P1"/>
      <text:p text:style-name="P3"/>
      <text:p text:style-name="P14"><text:span text:style-name="T1">The purpose of this document is to present a Java program that realises the functions specified in the Software Specification document. This program is an intermediate step towards writing the PP2 code that controls the sorting machine.</text:span></text:p>
      <text:p text:style-name="P14"/>
      <text:p text:style-name="P14"/>
      <text:p text:style-name="P14"/>
      <text:p text:style-name="P14"/>
      <text:p text:style-name="P14"/>
      <text:p text:style-name="P14"/>
      <text:p text:style-name="P14"/>
      <text:p text:style-name="P14"/>
      <text:p text:style-name="P14"/>
      <text:p text:style-name="P14"/>
      <text:p text:style-name="P2"><text:span text:style-name="T2">Group 16</text:span></text:p>
      <text:p text:style-name="P2"><text:span text:style-name="T2">Rolf Verschuuren</text:span></text:p>
      <text:p text:style-name="P2"><text:span text:style-name="T2">Wigger Boelens</text:span></text:p>
      <text:p text:style-name="P2"><text:span text:style-name="T2">Stefan van den Berg</text:span></text:p>
      <text:p text:style-name="P2"><text:span text:style-name="T2">Dat Phung</text:span></text:p>
      <text:p text:style-name="P2"><text:span text:style-name="T1">Maarten Keet</text:span></text:p>
      <text:p text:style-name="P2"><text:span text:style-name="T1">Tudor Petrescu</text:span></text:p>
      <text:p text:style-name="P2"><text:span text:style-name="T1">Version 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2833_1104982252" text:style-name="Index_20_Link" text:visited-style-name="Index_20_Link">Coding Standards<text:tab/>3</text:a></text:p>
          <text:p text:style-name="P13"><text:a xlink:type="simple" xlink:href="#__RefHeading__1013_1104982252" text:style-name="Index_20_Link" text:visited-style-name="Index_20_Link">Translating from java to php:<text:tab/>3</text:a></text:p>
          <text:p text:style-name="P13"><text:a xlink:type="simple" xlink:href="#__RefHeading__2835_1104982252" text:style-name="Index_20_Link" text:visited-style-name="Index_20_Link">Design decisions for the Java code<text:tab/>4</text:a></text:p>
          <text:p text:style-name="P20"><text:a xlink:type="simple" xlink:href="#__RefHeading__2837_1104982252" text:style-name="Index_20_Link" text:visited-style-name="Index_20_Link">Validation<text:tab/>5</text:a></text:p>
          <text:p text:style-name="P13"><text:a xlink:type="simple" xlink:href="#__RefHeading__243_1104982252" text:style-name="Index_20_Link" text:visited-style-name="Index_20_Link">Validation of java to transition table<text:tab/>5</text:a></text:p>
          <text:p text:style-name="P13"><text:a xlink:type="simple" xlink:href="#__RefHeading__245_1104982252" text:style-name="Index_20_Link" text:visited-style-name="Index_20_Link">Validation of timerManage<text:tab/>5</text:a></text:p>
          <text:p text:style-name="P13"><text:a xlink:type="simple" xlink:href="#__RefHeading__2839_1104982252" text:style-name="Index_20_Link" text:visited-style-name="Index_20_Link">Control flow validation<text:tab/>5</text:a></text:p>
          <text:p text:style-name="P13"><text:a xlink:type="simple" xlink:href="#__RefHeading__2841_1104982252" text:style-name="Index_20_Link" text:visited-style-name="Index_20_Link">Explanation of the compiler functions<text:tab/>6</text:a></text:p>
          <text:p text:style-name="P20"><text:a xlink:type="simple" xlink:href="#__RefHeading__2879_1104982252" text:style-name="Index_20_Link" text:visited-style-name="Index_20_Link">Appendix: Java Program (Compiler?)<text:tab/>10</text:a></text:p>
        </text:index-body>
      </text:table-of-content>
      <text:p text:style-name="P4"/>
      <text:h text:style-name="P21" text:outline-level="1"><text:bookmark-start text:name="__RefHeading__2833_1104982252"/><text:span text:style-name="T1">C</text:span><text:bookmark-start text:name="_Toc414615055"/><text:span text:style-name="T1">oding Standards</text:span><text:bookmark-end text:name="__RefHeading__2833_1104982252"/><text:bookmark-end text:name="_Toc414615055"/></text:h>
      <text:p text:style-name="P6"><text:span text:style-name="T1">The java pseudo code follows the Google Java Style. <text:line-break/>Source to Google Java Style: </text:span><text:a xlink:type="simple" xlink:href="https://google-styleguide.googlecode.com/svn/trunk/javaguide.html" text:style-name="Internet_20_link" text:visited-style-name="Visited_20_Internet_20_Link">https://google-styleguide.googlecode.com/svn/trunk/javaguide.html</text:a>. </text:p>
      <text:p text:style-name="P6"><text:span text:style-name="T1">Php code used in this project follows the Zend Framework Coding Standard for PHP.<text:line-break/>Source: </text:span><text:a xlink:type="simple" xlink:href="http://framework.zend.com/manual/1.12/en/coding-standard.html" text:style-name="Internet_20_link" text:visited-style-name="Visited_20_Internet_20_Link">http://framework.zend.com/manual/1.12/en/coding-standard.html</text:a><text:span text:style-name="T1">. </text:span></text:p>
      <text:p text:style-name="P6"><text:bookmark-start text:name="__RefHeading__241_1104982252"/><text:bookmark-start text:name="_Toc414615056"/><text:span text:style-name="T1">Translating to pseudo java:</text:span><text:bookmark-end text:name="__RefHeading__241_1104982252"/><text:bookmark-end text:name="_Toc414615056"/></text:p>
      <text:p text:style-name="P6"><text:span text:style-name="T1">The java program starts by declaring the output variables. The names of the output variables will keep their original name, without spaces, in a camelCase form. The variable type will be determined from the Output table.</text:span></text:p>
      <text:p text:style-name="P6"><text:span text:style-name="T1">The inputs follow the same pattern.</text:span></text:p>
      <text:p text:style-name="P6"><text:span text:style-name="T1">Every states is represented as a function, keeping their name in the camelCase fashion, they will be all void functions due to the fact that they do not return anything.</text:span></text:p>
      <text:p text:style-name="P6"><text:span text:style-name="T1">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p>
      <text:p text:style-name="P6"><text:span text:style-name="T1">The program is always looping, consequence of no deadlocks in the state machine as proven by the uppaal model test.</text:span></text:p>
      <text:p text:style-name="P6"><text:span text:style-name="T1">Example: Initial -&gt; Calibrate_Sensor</text:span></text:p>
      <text:p text:style-name="P6"><text:span text:style-name="T1">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p>
      <text:h text:style-name="P25" text:outline-level="2"><text:bookmark-start text:name="__RefHeading__1013_1104982252"/><text:span text:style-name="T1">Translating from java to php:</text:span><text:bookmark-end text:name="__RefHeading__1013_1104982252"/></text:h>
      <text:p text:style-name="P6"><text:span text:style-name="T1">The java code was written such that the conversion process to php is as easy as possible.</text:span></text:p>
      <text:p text:style-name="P5"><text:span text:style-name="T1">All variable in java will have the “$” sign added at the beginning of their name to comply with the php standards. The “$” sign has no influence in the java program variable naming, while in php it is mandatory.</text:span></text:p>
      <text:h text:style-name="P28" text:outline-level="2"><text:bookmark-start text:name="__RefHeading__2835_1104982252"/>Design decisions for the Java code<text:bookmark-end text:name="__RefHeading__2835_1104982252"/></text:h>
      <text:p text:style-name="P9">In translating our transition table to a Java program we made a number of decisions shaping the code, these decisions are outlined in this section.</text:p>
      <text:p text:style-name="P8">We started by looking at our transition table, in this table we had our transitions ordered by the “current state”, the state <text:span text:style-name="T3">where the transition starts. Then there were some inputs that could trigger a transition from this state to a number of other states. Because of this we thought it would make sense to write a function for each state, since it would allow our code to essentially be a condensed version of the transition table. Where the code would be ordered by the “current state”, and each state would have a number of outgoing transitions to other states. This resulted in the following blueprint for each of our functions:</text:span></text:p>
      <text:p text:style-name="P17">void function(){</text:p>
      <text:p text:style-name="P17"><text:s text:c="3"/>timerManage();<text:tab/><text:tab/>// The function that manages the outputs and PWM</text:p>
      <text:p text:style-name="P17"><text:s text:c="3"/>$temp = getButtons();<text:tab/>// Store the buttons currently being pressed in a temporary variable</text:p>
      <text:p text:style-name="P17"/>
      <text:p text:style-name="P17"><text:s text:c="3"/>if( condition for transition ){<text:tab/>// Do this once for every outgoing transition from this state</text:p>
      <text:p text:style-name="P17"><text:s text:c="6"/>Changes required to change to the new statement;</text:p>
      <text:p text:style-name="P17"><text:s text:c="3"/>}</text:p>
      <text:p text:style-name="P16"/>
      <text:p text:style-name="P16"><text:s text:c="3"/>function();<text:tab/><text:tab/><text:tab/>// Call on the same function again to recheck the buttons and continue</text:p>
      <text:p text:style-name="P16"><text:tab/><text:tab/><text:tab/><text:tab/><text:tab/>running the machine with timerManage()</text:p>
      <text:p text:style-name="P15"><text:span text:style-name="T1">}</text:span></text:p>
      <text:h text:style-name="P22" text:outline-level="1"><text:bookmark-start text:name="__RefHeading__2837_1104982252"/>Validation<text:bookmark-end text:name="__RefHeading__2837_1104982252"/></text:h>
      <text:h text:style-name="P26" text:outline-level="2"><text:bookmark-start text:name="__RefHeading__243_1104982252"/><text:bookmark-start text:name="_Toc414615057"/><text:span text:style-name="T1">Validation of java to transition table</text:span><text:bookmark-end text:name="__RefHeading__243_1104982252"/><text:bookmark-end text:name="_Toc414615057"/></text:h>
      <text:p text:style-name="P7"><text:span text:style-name="T1">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 </text:span></text:p>
      <text:p text:style-name="P7"><text:span text:style-name="T1">We checked that all states are represented in the java code by a function. We also checked if they have all the transitions as if statements and that the correct values are changed. </text:span></text:p>
      <text:h text:style-name="P26" text:outline-level="2"><text:bookmark-start text:name="__RefHeading__245_1104982252"/><text:bookmark-start text:name="_Toc414615058"/><text:span text:style-name="T1">Validation of timerManage</text:span><text:bookmark-end text:name="__RefHeading__245_1104982252"/><text:bookmark-end text:name="_Toc414615058"/></text:h>
      <text:p text:style-name="P7"><text:span text:style-name="T1">Loop invariant:</text:span></text:p>
      <text:p text:style-name="P12"><text:span text:style-name="T1">All elements before the current element of the array have been set on if they had to be on.</text:span></text:p>
      <text:p text:style-name="P7"><text:span text:style-name="T1">Initialize:</text:span></text:p>
      <text:p text:style-name="P12"><text:span text:style-name="T1">We start with the first element. Thus there are no elements before it and the loop invariant holds.</text:span></text:p>
      <text:p text:style-name="P7"><text:span text:style-name="T1">Step case:</text:span></text:p>
      <text:p text:style-name="P12"><text:span text:style-name="T1">If we’re at element k, then according to the loop invariant all elements before k have been set on if they had to be on. Then if k has to be on (counter&lt;value of k) it will be set on else it will stay off. So now the loop invariant holds for the element k+1</text:span></text:p>
      <text:p text:style-name="P7"><text:span text:style-name="T1">Termination:</text:span></text:p>
      <text:p text:style-name="P12"><text:span text:style-name="T1">The loop will terminate when k is greater or equal to 7. Then the engines will be shut down.</text:span></text:p>
      <text:h text:style-name="P26" text:outline-level="2"><text:bookmark-start text:name="__RefHeading__2839_1104982252"/>Control flow validation<text:bookmark-end text:name="__RefHeading__2839_1104982252"/></text:h>
      <text:p text:style-name="P11"><text:span text:style-name="T1">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p>
      <text:h text:outline-level="2"><text:bookmark-start text:name="__RefHeading__2841_1104982252"/>Explanation of the compiler functions<text:bookmark-end text:name="__RefHeading__2841_1104982252"/></text:h>
      <text:p text:style-name="P18"><text:bookmark-start text:name="__RefHeading__2843_1104982252"/>storeRam($location, $value)<text:bookmark-end text:name="__RefHeading__2843_1104982252"/></text:p>
      <text:p text:style-name="Text_20_body">Store a value in the ram.</text:p>
      <text:p text:style-name="Text_20_body">$location<text:tab/><text:tab/>The location (a variable) to store the value in the ram</text:p>
      <text:p text:style-name="Text_20_body">$value<text:tab/><text:tab/><text:tab/>The value to store, needs to be a variable</text:p>
      <text:p text:style-name="Text_20_body">return<text:tab/><text:tab/><text:tab/>void</text:p>
      <text:p text:style-name="P18"><text:bookmark-start text:name="__RefHeading__2845_1104982252"/>getRam($location)<text:bookmark-end text:name="__RefHeading__2845_1104982252"/></text:p>
      <text:p text:style-name="Text_20_body">Get a value from the ram.</text:p>
      <text:p text:style-name="Text_20_body">$location<text:tab/><text:tab/>The location (a variable) where the value is stored</text:p>
      <text:p text:style-name="Text_20_body">return<text:tab/><text:tab/><text:tab/>The value that is stored at the location</text:p>
      <text:p text:style-name="P18"><text:bookmark-start text:name="__RefHeading__2847_1104982252"/>display($what, $onWhat, $location = '000001')<text:bookmark-end text:name="__RefHeading__2847_1104982252"/></text:p>
      <text:p text:style-name="Text_20_body">Display something on either the display or the leds.</text:p>
      <text:p text:style-name="Text_20_body">Possible values for $onwhat:</text:p>
      <text:list xml:id="list2270491673268844881" text:style-name="L1">
        <text:list-item>
          <text:p>leds: the leds at the top</text:p>
        </text:list-item>
        <text:list-item>
          <text:p>leds2: the leds to the right</text:p>
        </text:list-item>
        <text:list-item>
          <text:p>display: the display</text:p>
        </text:list-item>
      </text:list>
      <text:p text:style-name="Text_20_body">$what<text:tab/><text:tab/><text:tab/>What to display, must be a variable</text:p>
      <text:p text:style-name="Text_20_body">$onWhat<text:tab/><text:tab/>On what to display</text:p>
      <text:p text:style-name="Text_20_body">$location<text:tab/><text:tab/>Where to show the value when using the display, defaults to the right position</text:p>
      <text:p text:style-name="Text_20_body">return<text:tab/><text:tab/><text:tab/>void</text:p>
      <text:p text:style-name="P18"><text:bookmark-start text:name="__RefHeading__2849_1104982252"/>pow($number,$power)<text:bookmark-end text:name="__RefHeading__2849_1104982252"/></text:p>
      <text:p text:style-name="Text_20_body">Get the power of a number</text:p>
      <text:p text:style-name="Text_20_body">$number<text:tab/><text:tab/>The number to power</text:p>
      <text:p text:style-name="Text_20_body">$power<text:tab/><text:tab/>The power value</text:p>
      <text:p text:style-name="Text_20_body">return<text:tab/><text:tab/><text:tab/>Int; The result</text:p>
      <text:p text:style-name="P18"><text:bookmark-start text:name="__RefHeading__2851_1104982252"/>mod($what, $variable)<text:bookmark-end text:name="__RefHeading__2851_1104982252"/></text:p>
      <text:p text:style-name="Text_20_body">Take the modulo of a number</text:p>
      <text:p text:style-name="Text_20_body">$what<text:tab/><text:tab/><text:tab/>Modulo what</text:p>
      <text:p text:style-name="Text_20_body">$variable<text:tab/><text:tab/>Variable to modulo over</text:p>
      <text:p text:style-name="Text_20_body"><text:soft-page-break/>return<text:tab/><text:tab/>void</text:p>
      <text:p text:style-name="P18"><text:bookmark-start text:name="__RefHeading__2853_1104982252"/>getInput($writeTo, $type)<text:bookmark-end text:name="__RefHeading__2853_1104982252"/></text:p>
      <text:p text:style-name="Text_20_body">Get button or analog input. When you just want the input of 1 button, use getButtonPressed instead.</text:p>
      <text:p text:style-name="Text_20_body">$writeTo<text:tab/><text:tab/>Variable to write the input to</text:p>
      <text:p text:style-name="Text_20_body">$type<text:tab/><text:tab/><text:tab/>Type of input, possible values are: buttons, analog</text:p>
      <text:p text:style-name="Text_20_body">return<text:tab/><text:tab/><text:tab/>void</text:p>
      <text:p text:style-name="P18"><text:bookmark-start text:name="__RefHeading__2855_1104982252"/>getButtonPressed($button)<text:bookmark-end text:name="__RefHeading__2855_1104982252"/></text:p>
      <text:p text:style-name="Text_20_body">Check if a button is pressed. Puts the result into R5.</text:p>
      <text:p text:style-name="Text_20_body">$button<text:tab/><text:tab/>Which button to check (input a variable)</text:p>
      <text:p text:style-name="Text_20_body">return<text:tab/><text:tab/><text:tab/>Int; Whether or not the button is pressed.</text:p>
      <text:p text:style-name="P18"><text:bookmark-start text:name="__RefHeading__2857_1104982252"/>installCountdown($functionName)<text:bookmark-end text:name="__RefHeading__2857_1104982252"/></text:p>
      <text:p text:style-name="Text_20_body">Install the countdown.</text:p>
      <text:p text:style-name="Text_20_body">$functionName<text:tab/>The name of the function where the timer should go to</text:p>
      <text:p text:style-name="Text_20_body">return<text:tab/><text:tab/><text:tab/>void</text:p>
      <text:p text:style-name="P18"><text:bookmark-start text:name="__RefHeading__2859_1104982252"/>startCountdown()<text:bookmark-end text:name="__RefHeading__2859_1104982252"/></text:p>
      <text:p text:style-name="Text_20_body">Start the countdown.</text:p>
      <text:p text:style-name="Text_20_body">Retrun<text:tab/><text:tab/><text:tab/>void</text:p>
      <text:p text:style-name="P18"><text:bookmark-start text:name="__RefHeading__2861_1104982252"/>pushStack($variable)<text:bookmark-end text:name="__RefHeading__2861_1104982252"/></text:p>
      <text:p text:style-name="Text_20_body">Push a variable to the stack</text:p>
      <text:p text:style-name="Text_20_body">$variable<text:tab/><text:tab/>The variable to push to the stack</text:p>
      <text:p text:style-name="Text_20_body">return<text:tab/><text:tab/><text:tab/>void</text:p>
      <text:p text:style-name="P18"><text:bookmark-start text:name="__RefHeading__2863_1104982252"/>pullStack($variable)<text:bookmark-end text:name="__RefHeading__2863_1104982252"/></text:p>
      <text:p text:style-name="Text_20_body">Pull a variable from the stack.</text:p>
      <text:p text:style-name="Text_20_body">$variable<text:tab/><text:tab/>The variable where the pulled variable is put into</text:p>
      <text:p text:style-name="Text_20_body">return<text:tab/><text:tab/><text:tab/>void</text:p>
      <text:p text:style-name="P18"><text:bookmark-start text:name="__RefHeading__2865_1104982252"/>setCountdown($countdown)<text:bookmark-end text:name="__RefHeading__2865_1104982252"/></text:p>
      <text:p text:style-name="Text_20_body">Set the timer interrupt to a value. It will first reset the timer to 0.</text:p>
      <text:p text:style-name="Text_20_body">$countdown<text:tab/><text:tab/>How long the countdown should wait, in timer ticks</text:p>
      <text:p text:style-name="Text_20_body">return<text:tab/><text:tab/><text:tab/>void</text:p>
      <text:p text:style-name="P18"><text:bookmark-start text:name="__RefHeading__2867_1104982252"/><text:soft-page-break/>getData($location, $offset)<text:bookmark-end text:name="__RefHeading__2867_1104982252"/></text:p>
      <text:p text:style-name="Text_20_body">Get data. Use offset 0 when it is just a single value.</text:p>
      <text:p text:style-name="Text_20_body">$location<text:tab/><text:tab/>The location where the variable is stored</text:p>
      <text:p text:style-name="Text_20_body">$offset<text:tab/><text:tab/><text:tab/>The offset of the location</text:p>
      <text:p text:style-name="Text_20_body">return<text:tab/><text:tab/><text:tab/>The value of the data segment</text:p>
      <text:p text:style-name="P18"><text:bookmark-start text:name="__RefHeading__2869_1104982252"/>storeData($variable, $location, $offset)<text:bookmark-end text:name="__RefHeading__2869_1104982252"/></text:p>
      <text:p text:style-name="Text_20_body">Store data. Use offset 0 when it is just a single value.</text:p>
      <text:p text:style-name="Text_20_body">$variable<text:tab/><text:tab/>The variable to store</text:p>
      <text:p text:style-name="Text_20_body">$location<text:tab/><text:tab/>The name of the location where the variable is stored</text:p>
      <text:p text:style-name="Text_20_body">$offset<text:tab/><text:tab/><text:tab/>The offset of the location</text:p>
      <text:p text:style-name="Text_20_body">return<text:tab/><text:tab/><text:tab/>void</text:p>
      <text:p text:style-name="P18"><text:bookmark-start text:name="__RefHeading__2871_1104982252"/>sleep($howLong)<text:bookmark-end text:name="__RefHeading__2871_1104982252"/></text:p>
      <text:p text:style-name="Text_20_body">Pause the program.</text:p>
      <text:p text:style-name="Text_20_body">$howLong<text:tab/><text:tab/>How long to sleep in clockticks</text:p>
      <text:p text:style-name="Text_20_body">return<text:tab/><text:tab/><text:tab/>void</text:p>
      <text:p text:style-name="P18"><text:bookmark-start text:name="__RefHeading__2873_1104982252"/>initVar($variable,$places)<text:bookmark-end text:name="__RefHeading__2873_1104982252"/></text:p>
      <text:p text:style-name="Text_20_body">Initialize a variable that is used in that data segment.</text:p>
      <text:p text:style-name="Text_20_body">$variable<text:tab/><text:tab/>The name of the variable</text:p>
      <text:p text:style-name="Text_20_body">$places<text:tab/><text:tab/>How long the array is</text:p>
      <text:p text:style-name="Text_20_body">return<text:tab/><text:tab/><text:tab/>void</text:p>
      <text:p text:style-name="P18"><text:bookmark-start text:name="__RefHeading__2875_1104982252"/>branch($branchTO)<text:bookmark-end text:name="__RefHeading__2875_1104982252"/></text:p>
      <text:p text:style-name="Text_20_body">Branch to a function.</text:p>
      <text:p text:style-name="Text_20_body">$branchTO<text:tab/><text:tab/>where to branch to</text:p>
      <text:p text:style-name="Text_20_body">return<text:tab/><text:tab/><text:tab/>void</text:p>
      <text:p text:style-name="P18"><text:bookmark-start text:name="__RefHeading__2877_1104982252"/>moveFunction($branchTO)<text:bookmark-end text:name="__RefHeading__2877_1104982252"/></text:p>
      <text:p text:style-name="Text_20_body">Move a function in the assembly code.</text:p>
      <text:p text:style-name="Text_20_body">$branchTO<text:tab/><text:tab/>Where to branch to</text:p>
      <text:p text:style-name="Text_20_body"><text:span text:style-name="T1">return<text:tab/><text:tab/><text:tab/>void</text:span></text:p>
      <text:h text:style-name="P23" text:outline-level="1"><text:bookmark-start text:name="__RefHeading__2879_1104982252"/><text:span text:style-name="T1">Appendix: Java Program (Compiler?)</text:span><text:bookmark-end text:name="__RefHeading__2879_11049822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Open Baskerville 0.0.751" svg:font-family="'Open Baskerville 0.0.75'"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1in" fo:margin-bottom="0.0799in" loext:contextual-spacing="false" fo:text-indent="0in" style:auto-text-indent="false" text:number-lines="false" text:line-number="0"/>
      <style:text-properties style:font-name="Open Baskerville 0.0.751" fo:font-family="'Open Baskerville 0.0.75'" style:font-style-name="Bold" style:font-pitch="variable" fo:font-size="13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5:02:15.414114107</meta:creation-date>
    <dc:date>2015-03-25T15:14:46.902370494</dc:date>
    <meta:editing-duration>PT12M28S</meta:editing-duration>
    <meta:editing-cycles>7</meta:editing-cycles>
    <meta:generator>LibreOffice/4.3.3.2$Linux_X86_64 LibreOffice_project/430m0$Build-2</meta:generator>
    <meta:document-statistic meta:table-count="0" meta:image-count="0" meta:object-count="0" meta:page-count="9" meta:paragraph-count="150" meta:word-count="1461" meta:character-count="8789" meta:non-whitespace-character-count="7378"/>
  </office:meta>
</office:document-meta>
</file>